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мнение экспертов/безопасность сети</text:h>
      <text:p text:style-name="Standard"><text:span text:style-name="T2">A:</text:span><text:span text:style-name="T3"> Как сделать корпоративную сеть безопасной?</text:span></text:p>
      <text:p text:style-name="P1">вписать "безопасность" в графу расходов и нанять лучших специалистов из всех имеющихся, а для подтверждения их компетентности периодически устраивать проверки в виде "тестов на проникновение", включающих в себя не только непосредственные сетевые атаки, но так же социальную инженерию, попытку подкупа сотрудников, и т. д. это, конечно, не гарантирует 100% защищенности, но по крайней мере ликвидирует наиболее слабые места в линии обороны.</text:p>
      <text:p text:style-name="Standard"/>
      <text:p text:style-name="Standard"><text:span text:style-name="T2">A:</text:span><text:span text:style-name="T3"> Где баланс между простотой и надежностью?</text:span></text:p>
      <text:p text:style-name="P1">чем проще система, тем меньше шансов у нее сломаться, с другой стороны, отказ предельно простой системы как правило фатален, а система с избыточностью способна выдержать даже значительные разрушения, сохраняя работоспособность при выходе из строя одного или нескольких узлов. в полной мере это относится и к безопасности. если сеть разделена на несколько зон, то атаковать ее намного сложнее, чем если в системе имеется только один брандмауэр, защищающий внешний периметр. с другой стороны, всякий защитный комплекс (брандмауэр, антивирус, <text:span text:style-name="T1">etc) </text:span>сам по себе является потенциальным объектом атаки. чем сложнее система защиты, тем сложнее убедиться, что в ней нет дыр, и тем выше вероятность проникновения хакеров сквозь охраняемый периметр. поиск баланса — очень сложная задача, не имеющая решений "общего вида" и требующая, чтобы каждый случай рассматривался индивидуально. популярные решение "из коробки" зарекомендовали себя не самым лучшим образом, а все потому, что в каждом конкретном случае они оказываются либо недостаточными, либо избыточными.</text:p>
      <text:p text:style-name="P2"/>
      <text:p text:style-name="Standard"><text:span text:style-name="T2">A: </text:span><text:span text:style-name="T3">Достаточно ли защиты по периметру с использованием фаерволов и VPN-устройств?</text:span></text:p>
      <text:p text:style-name="P1">ответ отрицательный. если мы говорим о корпоративной сети, то никакого "периметра" у нее не существует и приходится иметь дело со сложной гетерогенной структурой, практически не поддающейся централизованному управлению и практически всегда в такой сети обнаруживаются уязвимые узлы, администраторы которых вовремя не установили заплатки или допустили другие фатальные ошибки.</text:p>
      <text:p text:style-name="P2"/>
      <text:p text:style-name="Standard"><text:span text:style-name="T2">A:</text:span><text:span text:style-name="T3"> Как бороться с "инсайдерами"?</text:span></text:p>
      <text:p text:style-name="P1">бороться — сложно, можно даже сказать, практически невозможно. легче не допустить их появления. лояльность сотрудников к компании в значительной мере зависит от отношения компании к сотрудникам и если в них видят безликую рабочую силу, то и "рабочая сила" видит в компании только безликое сооружение из стекла и бетона, "сливая" конфиденциальную информацию при первой возможности на "сторону". причем, инсайдеры зачастую обнаруживаются в самых верхних эшелонах власти. бороться с ними? под их руководством? это, случайно, не первоапрельский номер?</text:p>
      <text:p text:style-name="P2"/>
      <text:p text:style-name="Standard"><text:span text:style-name="T2">A: </text:span><text:span text:style-name="T3">Что сейчас представляет основную угрозу сетям?</text:span></text:p>
      <text:p text:style-name="P1"><text:span text:style-name="T1">Windows Vista</text:span>, полностью переписанный сетевой стек которой таит множество еще неизвестных дыр, а поддержка инкапсуляции <text:span text:style-name="T1">IPv6 </text:span>"ослепляет" множество существующих защитных систем и брандмауэры в том числе. В Висте уже обнаружен целый ряд фатальных дыр, вынудивших <text:span text:style-name="T1">Microsoft </text:span>на досрочный выпуск пакета обновлений и это при том, что Виста только-только появилась и хакеры ей только начали занимать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4-24T07:49:00</dc:date>
    <meta:editing-cycles>11</meta:editing-cycles>
    <meta:editing-duration>PT2H22M</meta:editing-duration>
    <meta:document-statistic meta:table-count="0" meta:image-count="0" meta:object-count="0" meta:page-count="1" meta:paragraph-count="11" meta:word-count="424" meta:character-count="3090" meta:non-whitespace-character-count="2675"/>
    <meta:generator>LibreOffice/5.1.4.2$Windows_x86 LibreOffice_project/f99d75f39f1c57ebdd7ffc5f42867c12031db97a</meta:generator>
  </office:meta>
</office:document-meta>
</file>